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01652019984896051" text:style-name="L1">
        <text:list-item>
          <text:p text:style-name="P1">a)<text:line-break/>Nombre: Logaritmo.<text:line-break/>Descripcion: Devuelve el log de un numero real.<text:line-break/>Dominio: Numeros reales.<text:line-break/>Codominio: Numero real.<text:line-break/>Precondicion: Numeros reales mayores a 0.<text:line-break/>Post Condicion: El numero real deve ser el log del que se le ha pasado.<text:line-break/>Clasificacion: Analizador.<text:line-break/><text:line-break/>b)<text:line-break/>Nombre: CompararVectores.<text:line-break/>Descripcion: devuelve verdadero o false segun la igualdad de los vectores 1 y 2.<text:line-break/>Dominio: Vectores.<text:line-break/>Codominio: Boolean.<text:line-break/>Precondicion: Los vectores que se le pasan deben pertenecer al mismo espacio.<text:line-break/>Post Condicion: Debuelve verdadero o falso dependiendo de la igualdad de los valores de v1 y v2.<text:line-break/>Clasificacion: Analizador.<text:line-break/><text:line-break/>c)<text:line-break/>Nombre: vectorOrdenado.<text:line-break/>Descripcion: Dice si el vector esta ordenado o no.<text:line-break/>Dominio: Vector.<text:line-break/>Precondicion: Se debe ingresar un vector.<text:line-break/>Codominio: Verdadero o Falso.<text:line-break/>Post Condicion: deve devolver verdadero si esta ordenado y falso si no lo esta.<text:line-break/>Clasificacion: Analizador.<text:line-break/><text:line-break/>2) a) <text:line-break/>Nombre: Auto<text:line-break/>Descripcion: Auto tiene como atributos patente, el cual indica a traves de un conjunto de 3 letras y 3 numeros la patente que tiene el auto, marca, el cual indica la marca del auto atraves de un conjunto de letras, modelo, el cual indica el modelo del auto atraves de un conjunto de letras, y color, el cual indica el color del auto atraves de un conjunto de letras. <text:line-break/>Conjunto de operaciones: <text:line-break/><text:line-break/>Operacion 1:<text:line-break/><text:line-break/>Nombre = getPatente<text:line-break/>Comentario = Operacion que devuelve el valor de la patente del auto<text:line-break/>Dominio = La patente pedida<text:line-break/>Codominio = Patente<text:line-break/>Pre condicion = Que el atributo no sea nulo, es decir exista anteriormente una patente <text:line-break/>Post condicion = Que devuelva una patente del tipo patente, el cual defini anteriormente.<text:line-break/>Clasificacion = Analizadora<text:line-break/><text:line-break/>Operacion 2:<text:line-break/><text:line-break/>Nombre = setPatente<text:line-break/>Comentario = Operacion que modifica el atributo patente, con el fin de cambiar la informacion en patente.<text:line-break/>Dominio = Patente<text:line-break/><text:soft-page-break/>Codominio = Que la patente que le pase, modifique la anterior patente existente en el atributo patente<text:line-break/>Pre condicion = Una patente del tipo que defini en la descripcion<text:line-break/>Post condicion = <text:line-break/>Clasificacion = Modificadora<text:line-break/><text:line-break/>Operacion 3:<text:line-break/><text:line-break/>Nombre = getMarca<text:line-break/>Comentario = Operacion que devuelve el valor de la marca del auto<text:line-break/>Dominio = la marca pedida<text:line-break/>Codominio = Secuencia de caracteres<text:line-break/>Pre condicion = Que el atributo marca no sea nulo, es decir, que exista anteriormente una marca <text:line-break/>Post condicion = Que devuelva la secuencia de caracteres guardados en el atributo marca<text:line-break/>Clasificacion = Analizadora<text:line-break/><text:line-break/>Operacion 4:<text:line-break/><text:line-break/>Nombre = setMarca<text:line-break/>Comentario = Operacion que modifica la instancia marca<text:line-break/>Dominio = Secuencia de caracteres<text:line-break/>Codominio = Que la secuencia de caracteres que le pase, modifique la anterior patente existente en el atributo marca<text:line-break/>Pre condicion = Que la secuencia de caracteres sea acorde a una marca<text:line-break/>Post condicion = <text:line-break/>Clasificacion = Modificadora<text:line-break/><text:line-break/>Operacion 5:<text:line-break/><text:line-break/>Nombre = getModelo<text:line-break/>Comentario = Operacion que devuelve el valor de la instancia modelo<text:line-break/>Dominio = El valor del modelo pedido<text:line-break/>Codominio = Secuencia de caracteres<text:line-break/>Pre condicion = Que el atributo modelo no sea nulo, es decir, que exista anteriormente un valor en modelo. <text:line-break/>Post condicion = Que devuelva la secuencia de caracteres pedido<text:line-break/>Clasificacion = Analizadora<text:line-break/><text:line-break/>Operacion 6:<text:line-break/><text:line-break/>Nombre = setModelo<text:line-break/>Comentario = Operacion que modifica el valor de la instancia modelo<text:line-break/>Dominio = Secuencia de caracteres<text:line-break/>Codominio = Que la secuencia de caracteres que le pase, modifique el anterior valor de modelo existente <text:line-break/>Pre condicion = Que la secuencia de caracteres sea acorde a un modelo (es decir no poner "hola", sino "camaro")<text:line-break/>Post condicion = <text:line-break/>Clasificacion = Modificadora<text:line-break/><text:line-break/>Operacion 7:<text:line-break/><text:soft-page-break/><text:line-break/>Nombre = getColor<text:line-break/>Comentario = Operacion que devuelve el valor del atributo color <text:line-break/>Dominio = El color pedido<text:line-break/>Codominio = Secuencia de caracteres<text:line-break/>Pre condicion = Que el atributo color no sea nulo, es decir, que exista anteriormente un color <text:line-break/>Post condicion = Que devuelva la secuencia de caracteres guardados en el atributo color<text:line-break/>Clasificacion = Analizadora<text:line-break/><text:line-break/>Operacion 8:<text:line-break/><text:line-break/>Nombre = setColor<text:line-break/>Comentario = Operacion que modifica el valor del atributo color<text:line-break/>Dominio = Secuencia de caracteres<text:line-break/>Codominio = Que la secuencia de caracteres que le pase, modifique el anterior valor de color existente <text:line-break/>Pre condicion = Que la secuencia de caracteres sea acorde a un color (es decir no poner "hola", sino "verde")<text:line-break/>Post condicion = <text:line-break/>Clasificacion = Modificadora<text:line-break/><text:line-break/>b) <text:s/><text:line-break/>Nombre: Estudiante<text:line-break/>Descripcion: Estudiante tiene como atributos matricula que representa el numero asignado al alumno correspondiente <text:line-break/>(numeros) y una cuota que <text:s/>va a depender del año(numero)<text:line-break/>Conjunto de operaciones:<text:line-break/><text:line-break/>Operacion 1:<text:line-break/><text:line-break/>Nombre = setMatricula<text:line-break/>Comentario = operacion que setea la matricula del alumno<text:line-break/>Dominio = matricula del alumno correspondiente<text:line-break/>Codominio = setea la matricula al alumno correspondiente<text:line-break/>Pre condicion = la matricula debe estar compuesta por letra o numeros<text:line-break/>Post condicion = ninguna<text:line-break/>Clasificacion = modificadora<text:line-break/><text:line-break/>Operacion 2:<text:line-break/><text:line-break/>Nombre = getMatricula<text:line-break/>Comentario = operacion que devuelve la matricula del alumno<text:line-break/>Dominio = la matricula pedida<text:line-break/>Codominio = la matricula del alumno correspondiente<text:line-break/>Pre condicion = que el alumno tenga matricula<text:line-break/>Post condicion = que devuelva una matricula formada por letras o numeros<text:line-break/>Clasificacion = analizadora<text:line-break/><text:line-break/>Operacion 3:<text:line-break/><text:line-break/>Nombre = setCuota<text:line-break/><text:soft-page-break/>Comentario = operacion que setea la Cuota del alumno<text:line-break/>Dominio = cuota del alumno correspondiente<text:line-break/>Codominio = setea la cuota al alumno correspondiente<text:line-break/>Pre condicion = la cuota debe estar compuesta por numeros<text:line-break/>Post condicion = ninguna<text:line-break/>Clasificacion = modificadora<text:line-break/><text:line-break/>Operacion 4:<text:line-break/><text:line-break/>Nombre = getCuota<text:line-break/>Comentario = operacion que devuelve la cuota del alumno<text:line-break/>Dominio = la cuota pedida<text:line-break/>Codominio = la cuota del alumno correspondiente<text:line-break/>Pre condicion = que el alumno tenga cuota<text:line-break/>Post condicion = que devuelva una cuota formada por <text:s/>numeros<text:line-break/>Clasificacion = analizadora<text:tab/><text:line-break/><text:line-break/>c)<text:line-break/>Nombre: Vivienda <text:line-break/>Descripcion: Vivienda tiene como atributos tipo, el cual indica atraves de un conjunto de letras, el tipo de vivienda que es (casa, departamento, duplex, etc...), cantidad de habitaciones, el cual indica atraves de un numero entero, la cantidad de habitaciones la vivienda ofrece, cantidad de baños, el cual indica atraves de un numero entero, la cantidad de baños la vivienda tiene, precio y por ultimo, cocheras, el cual indica atraves de un verdadero o falso, si o no (booleano), si tiene o no una cochera.<text:line-break/>Conjunto de operaciones: <text:s text:c="8"/><text:line-break/><text:line-break/>Operacion 1:<text:line-break/><text:line-break/>Nombre = getTipo<text:line-break/>Comentario = Operacion que devuelve el valor de la instancia tipo de viviendo<text:line-break/>Dominio = El "tipo" pedido<text:line-break/>Codominio = un conjunto o secuencia de caracteres<text:line-break/>Pre condicion = Que el atributo no sea nulo, es decir exista anteriormente un valor en el atributo tipo. <text:line-break/>Post condicion = Que devuelva el "tipo" de la forma de una secuencia de caracteres.<text:line-break/>Clasificacion = Analizadora<text:line-break/><text:line-break/>Operacion 2:<text:line-break/><text:line-break/>Nombre = setTipo<text:line-break/>Comentario = Operacion que modifica el atributo tipo, con el fin de cambiar la informacion en tipo.<text:line-break/>Dominio = Conjunto de caracteres.<text:line-break/>Codominio = Que el conjunto de caracteres que le pase, modifique el anterior valor existente en el atributo tipo.<text:line-break/>Pre condicion = Que el conjunto de caracteres sea acorde a un tipo de viviendo (no usar "hola" sino "duplex").<text:line-break/>Post condicion = <text:line-break/>Clasificacion = Modificadora<text:line-break/><text:line-break/>Operacion 3:<text:line-break/><text:soft-page-break/><text:line-break/>Nombre = getHabitaciones<text:line-break/>Comentario = Operacion que devuelve el valor del atributo "cantidad de habitaciones"<text:line-break/>Dominio = La "cantidad de habitaciones" pedida.<text:line-break/>Codominio = Numero entero<text:line-break/>Pre condicion = Que el atributo marca no sea nulo, es decir, que exista anteriormente un valor de habitaciones. <text:line-break/>Post condicion = Que devuelva el entero guardado en el atributo habitaciones<text:line-break/>Clasificacion = Analizadora<text:line-break/><text:line-break/>Operacion 4:<text:line-break/><text:line-break/>Nombre = setHabitaciones<text:line-break/>Comentario = Operacion que modifica la instancia "cantidad de habitaciones".<text:line-break/>Dominio = Numero entero<text:line-break/>Codominio = Que el entero que le pase, modifique el anterior valor de habitaciones.<text:line-break/>Pre condicion = Que el entero sea acorde a una cantidad de habitaciones<text:line-break/>Post condicion = <text:line-break/>Clasificacion = Modificadora<text:line-break/><text:line-break/>Operacion 5:<text:line-break/><text:line-break/>Nombre = getBaños<text:line-break/>Comentario = Operacion que devuelve el valor de la instancia baños<text:line-break/>Dominio = El valor del baño pedido<text:line-break/>Codominio = Numero entero<text:line-break/>Pre condicion = Que el atributo baño no sea nulo, es decir, que exista anteriormente un valor en baño. <text:line-break/>Post condicion = Que devuelva el entero pedido<text:line-break/>Clasificacion = Analizadora<text:line-break/><text:line-break/>Operacion 6:<text:line-break/><text:line-break/>Nombre = setBaños<text:line-break/>Comentario = Operacion que modifica el valor de la instancia baños<text:line-break/>Dominio = Numero Entero<text:line-break/>Codominio = Que el entero que le pase, modifique el anterior valor de baño existente <text:line-break/>Pre condicion = Que el numero entero sea acorde a una cantidad de baño (es decir no poner "100.000", sino "3")<text:line-break/>Post condicion = <text:line-break/>Clasificacion = Modificadora<text:line-break/><text:line-break/>Operacion 7:<text:line-break/><text:line-break/>Nombre = getCocheras<text:line-break/>Comentario = Operacion que devuelve el valor del atributo cocheras <text:line-break/>Dominio = El dato de cocheras pedido<text:line-break/>Codominio = Boolean.<text:line-break/>Pre condicion = Que el atributo cocheras no sea nulo, es decir, que exista anteriormente un valor en cocheras. <text:line-break/>Post condicion = Que devuelva el boolean guardado en el atributo cocheras.<text:line-break/>Clasificacion = Analizadora<text:line-break/><text:soft-page-break/><text:line-break/>Operacion 8:<text:line-break/><text:line-break/>Nombre = setCocheras<text:line-break/>Comentario = Operacion que modifica el valor del atributo cocheras<text:line-break/>Dominio = boolean<text:line-break/>Codominio = Que el boolean que le pase, modifique el anterior valor de cocheras existente <text:line-break/>Pre condicion = Que lo que le pase sea acorde a un boolean.<text:line-break/>Post condicion = <text:line-break/>Clasificacion = Modificadora</text:p>
        </text:list-item>
      </text:list>
      <text:p text:style-name="Standard"><text:s/></text:p>
      <text:p text:style-name="Standard"/>
      <text:p text:style-name="Standard">3)nombre=NumeroComplejo</text:p>
      <text:p text:style-name="Standard">comentario=va a tener como atributos un arreglo de caracteres que va a representar el numero complejo,</text:p>
      <text:p text:style-name="Standard">un numero que va a representar la parte real del numero complejo y otro que represente la imaginaria</text:p>
      <text:p text:style-name="Standard"/>
      <text:p text:style-name="Standard">conjunto de operaciones:</text:p>
      <text:p text:style-name="Standard"/>
      <text:p text:style-name="Standard">operacion 1:</text:p>
      <text:p text:style-name="Standard"><text:s/>nombre=lecturaDesdeElTeclado</text:p>
      <text:p text:style-name="Standard">comentario=se encarga de establecer el numero complejo</text:p>
      <text:p text:style-name="Standard">dominio=un numero que representa la parte imaginaria y otro que representa la parte real</text:p>
      <text:p text:style-name="Standard">codominio=establece el numero imaginario</text:p>
      <text:p text:style-name="Standard">pre condicion=que los datos ingresados sean numeros</text:p>
      <text:p text:style-name="Standard">post condicion=que <text:s/>la parte real e imaginaria del nuero compleja contengan numeros</text:p>
      <text:p text:style-name="Standard">clasificacion= modificadora</text:p>
      <text:p text:style-name="Standard"/>
      <text:p text:style-name="Standard">operacion 2:</text:p>
      <text:p text:style-name="Standard"><text:s/>nombre=impresionPorPantalla</text:p>
      <text:p text:style-name="Standard">comentario=se encarga de mostrar en pantalla el numero complejo</text:p>
      <text:p text:style-name="Standard">dominio=un int que representa la parte imaginaria y otro que representa la parte real</text:p>
      <text:p text:style-name="Standard">codominio=muestra en pantalla el numero imaginario</text:p>
      <text:p text:style-name="Standard">pre condicion=que los datos ingresados sean numeros complejos</text:p>
      <text:p text:style-name="Standard">post condicion=que lo que imprima sea un numero complejo</text:p>
      <text:p text:style-name="Standard">clasificacion= analizadora</text:p>
      <text:p text:style-name="Standard"/>
      <text:p text:style-name="Standard">operacion 3:</text:p>
      <text:p text:style-name="Standard"><text:s/>nombre=suma</text:p>
      <text:p text:style-name="Standard">comentario=se encarga de sumar dos numeros complejos</text:p>
      <text:p text:style-name="Standard">dominio=dos numeros complejos</text:p>
      <text:p text:style-name="Standard">codominio=un terver numero complejo resultado de la suma de los primeros dos</text:p>
      <text:p text:style-name="Standard">pre condicion=que los numeros a sumar sean dos numeros complejos</text:p>
      <text:p text:style-name="Standard">post condicion=que el resultado sea un numero complejo resultado de la suma de los primeros dos</text:p>
      <text:p text:style-name="Standard">clasificacion= analizadora</text:p>
      <text:p text:style-name="Standard"/>
      <text:p text:style-name="Standard">operacion 4:</text:p>
      <text:p text:style-name="Standard"><text:s/>nombre=resta</text:p>
      <text:p text:style-name="Standard">comentario=se encarga de restar dos numeros complejos</text:p>
      <text:p text:style-name="Standard">dominio=dos numeros complejos</text:p>
      <text:p text:style-name="Standard">codominio=un terver numero complejo resultado de la resta de los primeros dos</text:p>
      <text:p text:style-name="Standard"><text:soft-page-break/>pre condicion=que los numeros a restar sean dos numeros complejos</text:p>
      <text:p text:style-name="Standard">post condicion=que el resultado sea un numero complejo resultado de la resta de los primeros dos</text:p>
      <text:p text:style-name="Standard">clasificacion= analizadora</text:p>
      <text:p text:style-name="Standard"/>
      <text:p text:style-name="Standard">operacion 5:</text:p>
      <text:p text:style-name="Standard"><text:s/>nombre=producto</text:p>
      <text:p text:style-name="Standard">comentario=se encarga de multiplicar dos numeros complejos</text:p>
      <text:p text:style-name="Standard">dominio=dos numeros complejos</text:p>
      <text:p text:style-name="Standard">codominio=un terver numero complejo resultado de la multiplicacion de los primeros dos</text:p>
      <text:p text:style-name="Standard">pre condicion=que los numeros a multiplicar sean dos numeros complejos</text:p>
      <text:p text:style-name="Standard">post condicion=que el resultado sea un numero complejo resultado de la multiplicacion de los primeros dos</text:p>
      <text:p text:style-name="Standard">clasificacion= analizadora</text:p>
      <text:p text:style-name="Standard"/>
      <text:p text:style-name="Standard">operacion 6:</text:p>
      <text:p text:style-name="Standard"><text:s/>nombre=cociente</text:p>
      <text:p text:style-name="Standard">comentario=se encarga de dividir dos numeros complejos</text:p>
      <text:p text:style-name="Standard">dominio=dos numeros complejos </text:p>
      <text:p text:style-name="Standard">codominio=un terver numero complejo resultado de la divicion de los primeros dos</text:p>
      <text:p text:style-name="Standard">pre condicion=que los numeros a dividir sean dos numeros complejos y el denominador distinto de 0</text:p>
      <text:p text:style-name="Standard">post condicion=que el resultado sea un numero complejo resultado de la division de los primeros dos</text:p>
      <text:p text:style-name="Standard">clasificacion= analizadora</text:p>
      <text:p text:style-name="Standard"/>
      <text:p text:style-name="Standard">operacion 7:</text:p>
      <text:p text:style-name="Standard"><text:s/>nombre=modulo</text:p>
      <text:p text:style-name="Standard">comentario=se encarga de hacer el modulo de un numero complejo</text:p>
      <text:p text:style-name="Standard">dominio=un numero complejo</text:p>
      <text:p text:style-name="Standard">codominio=el modulo del numero complejo</text:p>
      <text:p text:style-name="Standard">pre condicion=que el numero ingresado sea complejo</text:p>
      <text:p text:style-name="Standard">post condicion=que el resultado sea el modulo del numero complejo</text:p>
      <text:p text:style-name="Standard">clasificacion= analizadora</text:p>
      <text:p text:style-name="Standard"/>
      <text:p text:style-name="Standard">operacion 8:</text:p>
      <text:p text:style-name="Standard"><text:s/>nombre=parteReal</text:p>
      <text:p text:style-name="Standard">comentario=se encarga de devolver la parte real del numero imaginario</text:p>
      <text:p text:style-name="Standard">dominio=un numero complejo</text:p>
      <text:p text:style-name="Standard">codominio=parte real del numero complejo</text:p>
      <text:p text:style-name="Standard">pre condicion=que el numero que se va a utilizar sea un complejo</text:p>
      <text:p text:style-name="Standard">post condicion=que el resultado sea la parte real del numero complejo</text:p>
      <text:p text:style-name="Standard">clasificacion= analizadora</text:p>
      <text:p text:style-name="Standard"/>
      <text:p text:style-name="Standard">operacion 9:</text:p>
      <text:p text:style-name="Standard"><text:s/>nombre=parteImaginaria</text:p>
      <text:p text:style-name="Standard">comentario=se encarga de devolver la parte imaginaria del numero imaginario</text:p>
      <text:p text:style-name="Standard">dominio=un numero complejo</text:p>
      <text:p text:style-name="Standard">codominio=parte imaginaria del numero complejo</text:p>
      <text:p text:style-name="Standard">pre condicion=que el numero que se va a utilizar sea un complejo</text:p>
      <text:p text:style-name="Standard">post condicion=que el resultado sea la parte imaginaria del numero complejo</text:p>
      <text:p text:style-name="Standard">clasificacion= analizadora</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4)</text:p>
      <text:p text:style-name="Standard">a)</text:p>
      <text:p text:style-name="Standard">public class Estudiante {</text:p>
      <text:p text:style-name="Standard"/>
      <text:p text:style-name="Standard"><text:s text:c="4"/>private String matricula;</text:p>
      <text:p text:style-name="Standard"><text:s text:c="4"/>private int cuota;</text:p>
      <text:p text:style-name="Standard"/>
      <text:p text:style-name="Standard"><text:s text:c="5"/>public Estudiante(){}</text:p>
      <text:p text:style-name="Standard"/>
      <text:p text:style-name="Standard"/>
      <text:p text:style-name="Standard"><text:s text:c="4"/>public void setMatricula(String matricula){</text:p>
      <text:p text:style-name="Standard"><text:s text:c="8"/>this.matricula=matricula;</text:p>
      <text:p text:style-name="Standard"><text:s text:c="4"/>}</text:p>
      <text:p text:style-name="Standard"><text:s text:c="4"/>public <text:s/>String getMatricula(){</text:p>
      <text:p text:style-name="Standard"><text:s text:c="8"/>return matricula;</text:p>
      <text:p text:style-name="Standard"><text:s text:c="4"/>}</text:p>
      <text:p text:style-name="Standard"><text:s text:c="4"/>public void setCuota(int cuota){</text:p>
      <text:p text:style-name="Standard"><text:s text:c="8"/>this.cuota=cuota;</text:p>
      <text:p text:style-name="Standard"><text:s text:c="4"/>}</text:p>
      <text:p text:style-name="Standard"><text:s text:c="4"/>public int getCuota(){</text:p>
      <text:p text:style-name="Standard"><text:s text:c="8"/>return cuota;</text:p>
      <text:p text:style-name="Standard"><text:s text:c="4"/>}</text:p>
      <text:p text:style-name="Standard"/>
      <text:p text:style-name="Standard">}</text:p>
      <text:p text:style-name="Standard">class TesterEstudiante{</text:p>
      <text:p text:style-name="Standard"><text:s text:c="4"/>public static void main(String[] args) {</text:p>
      <text:p text:style-name="Standard"><text:s text:c="8"/>Estudiante estudiante=new Estudiante();</text:p>
      <text:p text:style-name="Standard"><text:s text:c="8"/>estudiante.setCuota(1000);</text:p>
      <text:p text:style-name="Standard"><text:s text:c="8"/>estudiante.setMatricula("A001");</text:p>
      <text:p text:style-name="Standard"><text:s text:c="8"/>System.out.println("Cuota:"+estudiante.getCuota()+"\nMatricula:"+estudiante.getMatricula());</text:p>
      <text:p text:style-name="Standard"><text:s text:c="4"/>}</text:p>
      <text:p text:style-name="Standard"><text:s text:c="8"/>}</text:p>
      <text:p text:style-name="Standard"/>
      <text:p text:style-name="Standard">b)</text:p>
      <text:p text:style-name="Standard"/>
      <text:p text:style-name="Standard">public class NumeroComplejo {</text:p>
      <text:p text:style-name="Standard"/>
      <text:p text:style-name="Standard"><text:s text:c="4"/>private float parteReal;</text:p>
      <text:p text:style-name="Standard"><text:s text:c="4"/>private <text:s/>float parteImaginaria;</text:p>
      <text:p text:style-name="Standard"><text:s text:c="4"/>private String numeroComplejo;</text:p>
      <text:p text:style-name="Standard"/>
      <text:p text:style-name="Standard"><text:s text:c="4"/>public void lecturaDesdeElTeclado(float parteReal,float parteImaginaria){</text:p>
      <text:p text:style-name="Standard"><text:s text:c="8"/>this.parteReal=parteReal;</text:p>
      <text:p text:style-name="Standard"><text:s text:c="8"/>this.parteImaginaria=parteImaginaria;</text:p>
      <text:p text:style-name="Standard"><text:soft-page-break/><text:s text:c="8"/>numeroComplejo=Float.toString(parteReal)+Float.toString(parteImaginaria)+"i";</text:p>
      <text:p text:style-name="Standard"><text:s text:c="4"/>}</text:p>
      <text:p text:style-name="Standard"/>
      <text:p text:style-name="Standard"><text:s text:c="4"/>public void <text:s/>impresionPorPantalla(){</text:p>
      <text:p text:style-name="Standard"><text:s text:c="8"/>System.out.println(numeroComplejo);</text:p>
      <text:p text:style-name="Standard"><text:s text:c="4"/>}</text:p>
      <text:p text:style-name="Standard"/>
      <text:p text:style-name="Standard"><text:s text:c="4"/>public String suma(float parteReal, float parteImaginaria){</text:p>
      <text:p text:style-name="Standard"><text:s text:c="8"/>float parteReal2=this.parteReal+parteReal;</text:p>
      <text:p text:style-name="Standard"><text:s text:c="8"/>float parteImmaginaria2=this.parteImaginaria+parteImaginaria;</text:p>
      <text:p text:style-name="Standard"><text:s text:c="8"/>String numeroComplejo2=Float.toString(parteReal2)+"+"+Float.toString(parteImmaginaria2)+"i";</text:p>
      <text:p text:style-name="Standard"><text:s text:c="8"/>return numeroComplejo2;</text:p>
      <text:p text:style-name="Standard"><text:s text:c="4"/>}</text:p>
      <text:p text:style-name="Standard"><text:s text:c="4"/>public String resta(float parteReal, float parteImaginaria){</text:p>
      <text:p text:style-name="Standard"><text:s text:c="8"/>float parteReal2=this.parteReal-parteReal;</text:p>
      <text:p text:style-name="Standard"><text:s text:c="8"/>float parteImmaginaria2=this.parteImaginaria-parteImaginaria;</text:p>
      <text:p text:style-name="Standard"><text:s text:c="8"/>String numeroComplejo2=Float.toString(parteReal2)+"+"+Float.toString(parteImmaginaria2)+"i";</text:p>
      <text:p text:style-name="Standard"><text:s text:c="8"/>return numeroComplejo2;</text:p>
      <text:p text:style-name="Standard"><text:s text:c="4"/>}</text:p>
      <text:p text:style-name="Standard"><text:s text:c="4"/>public String producto(float parteReal, float parteImaginaria){</text:p>
      <text:p text:style-name="Standard"><text:s text:c="8"/>float numero1=this.parteReal*parteReal;</text:p>
      <text:p text:style-name="Standard"><text:s text:c="8"/>float numero2=this.parteReal*(-parteImaginaria);</text:p>
      <text:p text:style-name="Standard"><text:s text:c="8"/>float numero3=this.parteImaginaria*parteReal;</text:p>
      <text:p text:style-name="Standard"><text:s text:c="8"/>float numero4=this.parteImaginaria*(-parteImaginaria);</text:p>
      <text:p text:style-name="Standard"><text:s text:c="8"/>float parteReal2=numero1-numero4;</text:p>
      <text:p text:style-name="Standard"><text:s text:c="8"/>float parteImmaginaria2=numero2+numero3;</text:p>
      <text:p text:style-name="Standard"/>
      <text:p text:style-name="Standard"><text:s text:c="8"/>String numeroComplejo2=Float.toString(parteReal2)+"+"+Float.toString(parteImmaginaria2)+"i";</text:p>
      <text:p text:style-name="Standard"><text:s text:c="8"/>return numeroComplejo2;</text:p>
      <text:p text:style-name="Standard"><text:s text:c="4"/>}</text:p>
      <text:p text:style-name="Standard"><text:s text:c="4"/>public String cociente(float parteReal, float parteImaginaria){</text:p>
      <text:p text:style-name="Standard"><text:s text:c="8"/>float numero1=this.parteReal*parteReal;</text:p>
      <text:p text:style-name="Standard"><text:s text:c="8"/>float numero2=this.parteReal*(-parteImaginaria);</text:p>
      <text:p text:style-name="Standard"><text:s text:c="8"/>float numero3=this.parteImaginaria*parteReal;</text:p>
      <text:p text:style-name="Standard"><text:s text:c="8"/>float numero4=this.parteImaginaria*(-parteImaginaria);</text:p>
      <text:p text:style-name="Standard"><text:s text:c="8"/>float numero5=numero1-numero4;</text:p>
      <text:p text:style-name="Standard"><text:s text:c="8"/>float numero6=numero2+numero3;</text:p>
      <text:p text:style-name="Standard"><text:s text:c="8"/>float numero7=parteReal*parteReal;</text:p>
      <text:p text:style-name="Standard"><text:s text:c="8"/>float numero8=-(parteImaginaria+parteImaginaria);</text:p>
      <text:p text:style-name="Standard"><text:s text:c="8"/>float numero9=numero8+numero7;</text:p>
      <text:p text:style-name="Standard"><text:s text:c="8"/>float parteReal2= numero5/numero9;</text:p>
      <text:p text:style-name="Standard"><text:s text:c="8"/>float parteImmaginaria2=numero6/numero9;</text:p>
      <text:p text:style-name="Standard"/>
      <text:p text:style-name="Standard"><text:s text:c="16"/>String numeroComplejo2=Float.toString(parteReal2)+"+"+Float.toString(parteImmaginaria2)+"i";</text:p>
      <text:p text:style-name="Standard"><text:s text:c="8"/>return numeroComplejo2;</text:p>
      <text:p text:style-name="Standard"><text:s text:c="4"/>}</text:p>
      <text:p text:style-name="Standard"/>
      <text:p text:style-name="Standard"><text:s text:c="4"/>public String modulo(){</text:p>
      <text:p text:style-name="Standard"><text:soft-page-break/><text:s text:c="8"/>if (parteReal&lt;0){</text:p>
      <text:p text:style-name="Standard"><text:s text:c="12"/>parteReal=parteReal*(-1);</text:p>
      <text:p text:style-name="Standard"><text:s text:c="8"/>}</text:p>
      <text:p text:style-name="Standard"><text:s text:c="8"/>if (parteImaginaria&lt;0){</text:p>
      <text:p text:style-name="Standard"><text:s text:c="12"/>parteImaginaria=parteImaginaria*(-1);</text:p>
      <text:p text:style-name="Standard"><text:s text:c="8"/>}</text:p>
      <text:p text:style-name="Standard"><text:s text:c="8"/>return Float.toString(parteReal)+"+"+Float.toString(parteImaginaria)+"i";</text:p>
      <text:p text:style-name="Standard"><text:s text:c="4"/>}</text:p>
      <text:p text:style-name="Standard"><text:s text:c="4"/>public float parteReal(){</text:p>
      <text:p text:style-name="Standard"><text:s text:c="7"/>return parteReal;</text:p>
      <text:p text:style-name="Standard"><text:s text:c="4"/>}</text:p>
      <text:p text:style-name="Standard"><text:s text:c="4"/>public float parteImaginaria(){</text:p>
      <text:p text:style-name="Standard"><text:s text:c="8"/>return parteImaginaria;</text:p>
      <text:p text:style-name="Standard"><text:s text:c="4"/>}</text:p>
      <text:p text:style-name="Standard">}</text:p>
      <text:p text:style-name="Standard">class NumeroComplejoTester{</text:p>
      <text:p text:style-name="Standard"><text:s text:c="4"/>public static void main(String[] args) {</text:p>
      <text:p text:style-name="Standard"><text:s text:c="8"/>NumeroComplejo numero1=new NumeroComplejo();</text:p>
      <text:p text:style-name="Standard"><text:s text:c="8"/>NumeroComplejo numero2=new NumeroComplejo();</text:p>
      <text:p text:style-name="Standard"><text:s text:c="8"/>numero1.lecturaDesdeElTeclado(-2,-11);</text:p>
      <text:p text:style-name="Standard"><text:s text:c="8"/>numero2.lecturaDesdeElTeclado(3,2);</text:p>
      <text:p text:style-name="Standard"><text:s text:c="8"/>System.out.println("Suma:\n" + numero1.suma(numero2.parteReal(), numero2.parteImaginaria()));</text:p>
      <text:p text:style-name="Standard"><text:s text:c="8"/>System.out.println("\nResta:\n"+numero1.resta(numero2.parteReal(), numero2.parteImaginaria()));</text:p>
      <text:p text:style-name="Standard"><text:s text:c="8"/>System.out.println("\nMultiplicacion:\n"+numero1.producto(numero2.parteReal(),numero2.parteImaginaria()));</text:p>
      <text:p text:style-name="Standard"><text:s text:c="8"/>System.out.println("\nDivision:\n"+numero1.cociente(numero2.parteReal(),numero2.parteImaginaria()));</text:p>
      <text:p text:style-name="Standard"><text:s text:c="8"/>System.out.println("\nModulo:\n"+numero1.modulo());</text:p>
      <text:p text:style-name="Standard"><text:s text:c="5"/>}</text:p>
      <text:p text:style-name="Standard">}</text:p>
      <text:p text:style-name="Standard"/>
      <text:p text:style-name="Standard"/>
      <text:p text:style-name="Standard"/>
      <text:p text:style-name="Standard"/>
      <text:p text:style-name="Standard"><text:line-break/>5)<text:line-break/>a) <text:line-break/>Nombre: Playa de estacionamiento.<text:line-break/>Descripcion: Playa de estacionamiento tiene como atributos Auto, el cual es lo mas importante ya que la playa de estacionamiento sin autos no seria lo que es. La varriable Auto es un conjunto de autos, ya que puede haber mas de un auto en la playa de estacionamiento a la misma vez. Otra variable es lleno, el cual indica atraves de un boolean si el estacionamiento esta lleno o no y por ultimo, esta el ticket de la playa de estacionamiento, el cual indica el tiempo de entrada y salida del auto, el costo por hora, el</text:p>
      <text:p text:style-name="Standard"><text:s/>total de la plata a pagar. Ticket estaria como como un conjunto de ticketes el cual cada ticket corresponderia a cada auto y si un auto se va, el ticket tambien y si el auto ingresa, se crea un ticket solo para ese auto. <text:line-break/>Conjunto de operaciones: <text:s text:c="4"/><text:line-break/><text:soft-page-break/><text:line-break/>Operacion 1:<text:line-break/><text:line-break/>Nombre = isLleno <text:line-break/>Comentario = Operacion que indica si el estacionamiento esta lleno o vacio<text:line-break/>Dominio = El dato del atributo lleno pedido<text:line-break/>Codominio = Boolean<text:line-break/>Pre condicion = Que el atributo lleno no sea nulo, es decir, que exista anteriormente un valor en lleno. <text:line-break/>Post condicion = Que devuelva el boolean guardado en el atributo lleno.<text:line-break/>Clasificacion = Analizadora<text:line-break/><text:line-break/>Operacion 2:<text:line-break/><text:line-break/>Nombre = setLleno <text:line-break/>Comentario = Operacion que modifica el atributo lleno<text:line-break/>Dominio = Boolean<text:line-break/>Codominio = Que el boolean que le pase, modifique el anterior valor de lleno existente. <text:line-break/>Pre condicion = Que lo que le pase sea acorde a un boolean.<text:line-break/>Post condicion =<text:line-break/>Clasificacion = Modificadora.<text:line-break/><text:line-break/>Operacion 3:<text:line-break/><text:line-break/>Nombre = getTicket<text:line-break/>Comentario = Operacion que devuelve el ticket del auto que esta a punto de salir.<text:line-break/>Dominio = Auto<text:line-break/>Codominio = Ticket definido como en la descripcion de playa de estacionamiento<text:line-break/>Pre condicion = Que el atributo lleno no sea nulo, es decir, que exista anteriormente un valor en ticket y que el auto este en el conjunto de autos estacionados en la playa. <text:line-break/>Post condicion = Que devuelva el ticket con los datos del auto que esta a punto de salir y eliminar el auto del conjunto de autos.<text:line-break/>Clasificacion = Modificadora<text:line-break/><text:line-break/>Operacion 4:<text:line-break/><text:line-break/>Nombre = setTicket<text:line-break/>Comentario = Operacion que modifica el atributo ticket del auto que recien estaciono o ingreso al predio/playa.<text:line-break/>Dominio = Auto<text:line-break/>Codominio = Cree un ticket a partir de los datos del auto que recien ingresa y guarde el auto en el conjunto de autos. Tambien guarda el ticket en el conjunto de tickets ya definidos. <text:line-break/>Pre condicion = Que el auto satifaga el TAD de Auto definido en el ejercicio 2<text:line-break/>Post condicion = Que cree un ticket como se ha definido en la descripcion. <text:line-break/>Clasificacion = Modificadora<text:line-break/><text:line-break/>b)<text:line-break/>Nombre: Curso de estudiantes<text:line-break/>Descripcion: Curso de estudiantes tiene como atributos Estudiantes, el cual esta implicito de manera de un conjunto de estudiantes. Tambien tiene Nombre del curso el cual los distingue de los demas cursos y ademas indica que tipo de curso es (Ejemplo: Analisis matematico 1. Esto indica que se estudia (tipo de curso) y ademas distinge el curso de otro (distinge analisis 1 de algebra 1)).<text:line-break/><text:soft-page-break/>Conjunto de operaciones: <text:s text:c="4"/><text:line-break/><text:line-break/>Operacion 1:<text:line-break/><text:line-break/>Nombre = getEstudiantes <text:line-break/>Comentario = Operacion que devuelve el conjunto de estudiantes.<text:line-break/>Dominio = El conjunto de estudiantes pedido.<text:line-break/>Codominio = El conjunto de estudiantes provenientes del atributo Estudiantes.<text:line-break/>Pre condicion = Que el atributo Estudiantes no sea nulo, es decir, que exista anteriormente un valor en Estudiantes. <text:line-break/>Post condicion = Que devuelva el conjunto de estudiantes, con todo bien definido como estan explicados en el tad de estudiantes y el atributo estudiantes.<text:line-break/>Clasificacion = Analizadora<text:line-break/> <text:line-break/>Operacion 2:<text:line-break/><text:line-break/>Nombre = setEstudiantes <text:line-break/>Comentario = Operacion que modifica el atributo Estudiantes.<text:line-break/>Dominio = Estudiante<text:line-break/>Codominio = Agregar un estudiante al conjunto de estudiantes<text:line-break/>Pre condicion = Que estudiante satifaga el TAD del estudiante definido en el ejercicio 2. <text:s/><text:line-break/>Post condicion = Que se agrege al estudiante al conjunto de estudiantes y el este no este ya dentro del conjunto.(es decir que no se repitan estudiantes)<text:line-break/>Clasificacion = Modificadora<text:line-break/><text:line-break/>Operacion 3:<text:line-break/><text:line-break/>Nombre = getNombre <text:line-break/>Comentario = Operacion que devuelve el nombre del curso de estudiantes.<text:line-break/>Dominio = El nombre que se esta guardado en el atributo nombre.<text:line-break/>Codominio = Conjunto de letras<text:line-break/>Pre condicion = Que el atributo nombre no sea nulo, es decir, que exista anteriormente un valor en nombre.<text:line-break/>Post condicion = Que devuelva el conjunto de letras.<text:line-break/>Clasificacion = Analizadora<text:line-break/><text:line-break/>Operacion 4:<text:line-break/><text:line-break/>Nombre = setNombre <text:line-break/>Comentario = Operacion que modifica el valor del atributo nombre.<text:line-break/>Dominio = Conjunto de letras<text:line-break/>Codominio = Cambiar el nombre de la catedra de alumnos.<text:line-break/>Pre condicion = <text:s/>El conjunto de letras tiene que ser acorde al nombre del curso de estudiantes (no se puede poner "chau", sino que "Algebra o algoritmos") <text:line-break/>Post condicion = <text:line-break/>Clasificacion = Modificadora<text:line-break/><text:line-break/>c)<text:line-break/>Nombre: Inmobiliaria<text:line-break/>Descripcion: Inmobiliaria tiene como atriburos, un conjunto de viviendas, las cuales tiene en exposicion para venderlas. <text:s/><text:line-break/>Conjunto de operaciones:<text:line-break/><text:soft-page-break/><text:line-break/><text:line-break/>Nombre=buscarVivienda</text:p>
      <text:p text:style-name="Standard">Comentario=se encarga de buscar una determinada vivienda en particular</text:p>
      <text:p text:style-name="Standard">Dominio=conjunto de viviendas</text:p>
      <text:p text:style-name="Standard">Codominio= vivienda buscada</text:p>
      <text:p text:style-name="Standard">Pre condicion= que haya un conjunto de viviendas en donde buscar</text:p>
      <text:p text:style-name="Standard">Post condicion= que haya encontrado la vivienda buscada</text:p>
      <text:p text:style-name="Standard">Clasificación=analizadora</text:p>
      <text:p text:style-name="Standard"/>
      <text:p text:style-name="Standard">Nombre=comprarVivienda</text:p>
      <text:p text:style-name="Standard">Comentario=se encarga de comprar una determinada vivienda y retirarla del conjunto</text:p>
      <text:p text:style-name="Standard">Dominio=conjunto de viviendas, y el precio de cada una de ellas</text:p>
      <text:p text:style-name="Standard">Codominio=la vivienda comprada</text:p>
      <text:p text:style-name="Standard">Pre condicion=que el dinero ingresado sea igual o mayor al que hay que pagar</text:p>
      <text:p text:style-name="Standard">Post Condicion= que la vivienda sea retirada del conjunto</text:p>
      <text:p text:style-name="Standard">Clasificación=modificadora</text:p>
      <text:p text:style-name="Standard"/>
      <text:p text:style-name="Standard"/>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3:35:48.22</meta:creation-date>
    <meta:document-statistic meta:table-count="0" meta:image-count="0" meta:object-count="0" meta:page-count="13" meta:paragraph-count="200" meta:word-count="3102" meta:character-count="22656"/>
    <dc:date>2014-03-14T00:16:14.50</dc:date>
    <meta:editing-duration>PT9M16S</meta:editing-duration>
    <meta:editing-cycles>1</meta:editing-cycles>
    <meta:generator>OpenOffice.org/3.4.1$Win32 OpenOffice.org_project/341m1$Build-9593</meta:generator>
  </office:meta>
</office:document-meta>
</file>